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Eurostile" svg:font-family="Eurostile" style:font-adornments="Normal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P4" style:family="paragraph" style:parent-style-name="Standard">
      <style:text-properties officeooo:paragraph-rsid="000608c4"/>
    </style:style>
    <style:style style:name="P5" style:family="paragraph" style:parent-style-name="Heading">
      <style:text-properties fo:font-style="normal" officeooo:rsid="000442a7" officeooo:paragraph-rsid="000442a7" style:font-style-asian="normal" style:font-style-complex="normal"/>
    </style:style>
    <style:style style:name="P6" style:family="paragraph" style:parent-style-name="Text_20_body">
      <style:text-properties officeooo:rsid="00049f55" officeooo:paragraph-rsid="00049f55"/>
    </style:style>
    <style:style style:name="P7" style:family="paragraph" style:parent-style-name="Text_20_body">
      <style:text-properties officeooo:rsid="000552a1" officeooo:paragraph-rsid="000552a1"/>
    </style:style>
    <style:style style:name="P8" style:family="paragraph" style:parent-style-name="Text_20_body">
      <style:text-properties officeooo:rsid="00067d39" officeooo:paragraph-rsid="00067d39"/>
    </style:style>
    <style:style style:name="P9" style:family="paragraph" style:parent-style-name="Text_20_body">
      <style:text-properties officeooo:rsid="00067d39" officeooo:paragraph-rsid="00077771"/>
    </style:style>
    <style:style style:name="P10" style:family="paragraph" style:parent-style-name="Text_20_body">
      <style:text-properties officeooo:rsid="00077771" officeooo:paragraph-rsid="00077771"/>
    </style:style>
    <style:style style:name="P11" style:family="paragraph" style:parent-style-name="Text_20_body">
      <style:text-properties officeooo:rsid="0008b6cd" officeooo:paragraph-rsid="0008b6cd"/>
    </style:style>
    <style:style style:name="P12" style:family="paragraph" style:parent-style-name="Text_20_body">
      <style:text-properties officeooo:rsid="0008da1d" officeooo:paragraph-rsid="0008da1d"/>
    </style:style>
    <style:style style:name="P13" style:family="paragraph" style:parent-style-name="Text_20_body">
      <style:text-properties officeooo:rsid="0008e61a" officeooo:paragraph-rsid="0008e61a"/>
    </style:style>
    <style:style style:name="P14" style:family="paragraph" style:parent-style-name="Text_20_body">
      <style:text-properties officeooo:paragraph-rsid="000c4056"/>
    </style:style>
    <style:style style:name="P15" style:family="paragraph" style:parent-style-name="Text_20_body">
      <style:text-properties officeooo:rsid="000c4056" officeooo:paragraph-rsid="000f40e6"/>
    </style:style>
    <style:style style:name="P16" style:family="paragraph" style:parent-style-name="Code">
      <style:text-properties officeooo:paragraph-rsid="00077771"/>
    </style:style>
    <style:style style:name="P17" style:family="paragraph" style:parent-style-name="Code">
      <style:text-properties officeooo:paragraph-rsid="0008e61a"/>
    </style:style>
    <style:style style:name="P18" style:family="paragraph" style:parent-style-name="Code">
      <style:text-properties officeooo:rsid="0008e61a" officeooo:paragraph-rsid="000ae436"/>
    </style:style>
    <style:style style:name="P19" style:family="paragraph" style:parent-style-name="Code">
      <style:text-properties officeooo:paragraph-rsid="000ae436"/>
    </style:style>
    <style:style style:name="P20" style:family="paragraph" style:parent-style-name="Code">
      <style:text-properties officeooo:paragraph-rsid="000c4056"/>
    </style:style>
    <style:style style:name="P21" style:family="paragraph" style:parent-style-name="Footnote">
      <style:paragraph-properties fo:margin-left="0cm" fo:margin-right="0cm" fo:text-indent="0cm" style:auto-text-indent="false"/>
      <style:text-properties officeooo:rsid="000608c4" officeooo:paragraph-rsid="00077771"/>
    </style:style>
    <style:style style:name="P22" style:family="paragraph" style:parent-style-name="Heading_20_1">
      <style:text-properties officeooo:rsid="000552a1" officeooo:paragraph-rsid="000552a1"/>
    </style:style>
    <style:style style:name="P23" style:family="paragraph" style:parent-style-name="Text_20_body" style:list-style-name="L1">
      <style:text-properties officeooo:rsid="0005720e" officeooo:paragraph-rsid="0005720e"/>
    </style:style>
    <style:style style:name="P24" style:family="paragraph" style:parent-style-name="Text_20_body" style:list-style-name="L2">
      <style:text-properties officeooo:rsid="000c4056" officeooo:paragraph-rsid="0008e61a"/>
    </style:style>
    <style:style style:name="P25" style:family="paragraph" style:parent-style-name="Text_20_body" style:list-style-name="L3">
      <style:text-properties officeooo:rsid="0008e61a" officeooo:paragraph-rsid="0008e61a"/>
    </style:style>
    <style:style style:name="P26" style:family="paragraph" style:parent-style-name="Text_20_body">
      <style:text-properties fo:font-weight="bold" officeooo:rsid="00110558" officeooo:paragraph-rsid="00110558" style:font-weight-asian="bold" style:font-weight-complex="bold"/>
    </style:style>
    <style:style style:name="P27" style:family="paragraph" style:parent-style-name="Text_20_body">
      <style:text-properties fo:font-weight="bold" officeooo:rsid="000c4056" officeooo:paragraph-rsid="000c4056" style:font-weight-asian="bold" style:font-weight-complex="bold"/>
    </style:style>
    <style:style style:name="P28" style:family="paragraph" style:parent-style-name="Text_20_body">
      <style:text-properties fo:font-weight="bold" officeooo:rsid="000c4056" officeooo:paragraph-rsid="000f40e6" style:font-weight-asian="bold" style:font-weight-complex="bold"/>
    </style:style>
    <style:style style:name="P29" style:family="paragraph" style:parent-style-name="Text_20_body">
      <style:text-properties fo:font-style="italic" officeooo:rsid="00110558" officeooo:paragraph-rsid="00110558" style:font-style-asian="italic" style:font-style-complex="italic"/>
    </style:style>
    <style:style style:name="P30" style:family="paragraph" style:parent-style-name="Text_20_body">
      <style:text-properties fo:font-style="italic" officeooo:paragraph-rsid="000f40e6" style:font-style-asian="italic" style:font-style-complex="italic"/>
    </style:style>
    <style:style style:name="P31" style:family="paragraph" style:parent-style-name="Text_20_body">
      <style:text-properties fo:font-style="italic" fo:font-weight="normal" officeooo:rsid="000c4056" officeooo:paragraph-rsid="000c4056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officeooo:paragraph-rsid="000c4056"/>
    </style:style>
    <style:style style:name="P33" style:family="paragraph">
      <style:paragraph-properties fo:text-align="center"/>
    </style:style>
    <style:style style:name="T1" style:family="text">
      <style:text-properties officeooo:rsid="000608c4"/>
    </style:style>
    <style:style style:name="T2" style:family="text">
      <style:text-properties officeooo:rsid="00077771"/>
    </style:style>
    <style:style style:name="T3" style:family="text">
      <style:text-properties officeooo:rsid="0008b6cd"/>
    </style:style>
    <style:style style:name="T4" style:family="text">
      <style:text-properties officeooo:rsid="0008da1d"/>
    </style:style>
    <style:style style:name="T5" style:family="text">
      <style:text-properties officeooo:rsid="000ae436"/>
    </style:style>
    <style:style style:name="T6" style:family="text">
      <style:text-properties officeooo:rsid="000c4056"/>
    </style:style>
    <style:style style:name="T7" style:family="text">
      <style:text-properties officeooo:rsid="000de48e"/>
    </style:style>
    <style:style style:name="T8" style:family="text">
      <style:text-properties officeooo:rsid="000f40e6"/>
    </style:style>
    <style:style style:name="T9" style:family="text">
      <style:text-properties officeooo:rsid="0011509f"/>
    </style:style>
    <style:style style:name="T10" style:family="text">
      <style:text-properties officeooo:rsid="00116b37"/>
    </style:style>
    <style:style style:name="T11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s signaux UNIX</text:p>
      <text:list xml:id="list1222217856" text:style-name="Outline">
        <text:list-item>
          <text:h text:style-name="P22" text:outline-level="1"><text:bookmark-start text:name="__RefHeading__929_797142369"/>Généralités<text:bookmark-end text:name="__RefHeading__929_797142369"/></text:h>
        </text:list-item>
      </text:list>
      <text:p text:style-name="P6">Un signal UNIX est une notification asynchrone d’un évènement, elle est envoyée à un processus ou à un groupe de processus et la seule information envoyée est le nom du signal (ou son numéro).</text:p>
      <text:p text:style-name="P7">Les signaux constituent une forme limitée de communication inter-processus.</text:p>
      <text:p text:style-name="P7">Ils peuvent être envoyés par :</text:p>
      <text:p text:style-name="P4">- l’utilisateur (^C ou ^Z) <text:span text:style-name="T1">ou </text:span>avec la commande « kill »,</text:p>
      <text:p text:style-name="Standard">- le système lui-même (erreurs matérielles ou logicielles, violation de mémoire par exemple...).</text:p>
      <text:p text:style-name="P6"/>
      <text:list xml:id="list152747581125740" text:continue-numbering="true" text:style-name="Outline">
        <text:list-item>
          <text:list>
            <text:list-item>
              <text:h text:style-name="Heading_20_2" text:outline-level="2">Exemples</text:h>
            </text:list-item>
          </text:list>
        </text:list-item>
      </text:list>
      <text:list xml:id="list609728952" text:style-name="L1">
        <text:list-item>
          <text:p text:style-name="P23">^C provoque l’envoi du signal SIGINT au processus en avant-plan, ce qui l’INTerrompt.</text:p>
        </text:list-item>
        <text:list-item>
          <text:p text:style-name="P23">^Z provoque l’envoi du signal SIGTSTP au processus en avant plan, ce qui Temporairement le SToPe.</text:p>
        </text:list-item>
        <text:list-item>
          <text:p text:style-name="P23"><text:span text:style-name="T3">Si le processus est endorrmi, </text:span>l’envoi du signal SIGCONT <text:span text:style-name="T3">le </text:span>r<text:span text:style-name="T1">é</text:span>veille (CONTinue).</text:p>
        </text:list-item>
        <text:list-item>
          <text:p text:style-name="P23">kill pid envoie le signal SIGTERM au processus pid, ce qui le TERMine.</text:p>
        </text:list-item>
        <text:list-item>
          <text:p text:style-name="P23">kill -9 pid ou kill -KILL pid envoie le signal SIGKILL au processus pid, ce qui le tue.</text:p>
        </text:list-item>
        <text:list-item>
          <text:p text:style-name="P23">Une violation d’adresse mémoire (sortie de tableau) provoque l’envoi de SIGSEGV (SEGment Violation) puis la création d’un core dump<text:note text:id="ftn1" text:note-class="footnote"><text:note-citation>1</text:note-citation><text:note-body><text:p text:style-name="P21"><text:span text:style-name="T2"><text:s/>U</text:span>n « <text:span text:style-name="T2">core dump » est un </text:span>fichier dans lequel est enregistré une copie de la mémoire vive et des registres d<text:span text:style-name="T9">u</text:span> processeur, permettant d'avoir un instantané de l'état d'un système.</text:p></text:note-body></text:note>.</text:p>
        </text:list-item>
        <text:list-item>
          <text:p text:style-name="P23">Une division par z<text:span text:style-name="T9">é</text:span>ro provoque l’envoi de SIGFPE (Floating Point Exception) puis <text:span text:style-name="T9">la</text:span> création d’un core dump.</text:p>
        </text:list-item>
      </text:list>
      <text:p text:style-name="P6"/>
      <text:list xml:id="list152747005634301" text:continue-list="list152747581125740" text:style-name="Outline">
        <text:list-item>
          <text:list>
            <text:list-item>
              <text:h text:style-name="Heading_20_2" text:outline-level="2">La commande « kill »</text:h>
            </text:list-item>
          </text:list>
        </text:list-item>
      </text:list>
      <text:p text:style-name="P8">La commande « kill » permet d’envoyer un signal à processus ou à un groupe de processus. </text:p>
      <text:p text:style-name="P9"><text:span text:style-name="T2">P</text:span>our <text:span text:style-name="T9">afficher la </text:span>liste <text:span text:style-name="T9">d</text:span>es signaux, procéder de cette façon : <text:span text:style-name="T2">o</text:span>uvrir un autre terminal et saisir :</text:p>
      <text:p text:style-name="Code">kill -l</text:p>
      <text:p text:style-name="P10">Pour envoyer l’<text:span text:style-name="T9">un de ces </text:span>signa<text:span text:style-name="T9">ux,</text:span> procéder de cette façon :<text:span text:style-name="T3">dans le même terminal, saisir :</text:span></text:p>
      <text:p text:style-name="Code">kill -num pid</text:p>
      <text:p text:style-name="P16">kill -<text:span text:style-name="T2">name</text:span> pid</text:p>
      <text:p text:style-name="P16">kill -S<text:span text:style-name="T2">IGname</text:span> pid</text:p>
      <text:p text:style-name="P10">exemple : </text:p>
      <text:p text:style-name="Code">kill -<text:span text:style-name="T9">SIG</text:span>INT 1234</text:p>
      <text:p text:style-name="P10">envoie le signal SIGINT (2) au processus d’identifiant 1234</text:p>
      <text:list xml:id="list152746672067964" text:continue-numbering="true" text:style-name="Outline">
        <text:list-item>
          <text:h text:style-name="Heading_20_1" text:outline-level="1"><text:soft-page-break/>Exercices</text:h>
          <text:list>
            <text:list-item>
              <text:h text:style-name="Heading_20_2" text:outline-level="2">Envoyer des signaux <text:span text:style-name="T9">avec la commande kill</text:span></text:h>
            </text:list-item>
          </text:list>
        </text:list-item>
      </text:list>
      <text:p text:style-name="P11">le programme « testSignaux » <text:span text:style-name="T4">est un exécutable. Rapatrier ce programme dans le répertoire personnel et lancer son exécution. Le programme affiche son pid et une étoile à chaque seconde.</text:span></text:p>
      <text:p text:style-name="P12">Ouvrir un autre terminal et lui envoyer des signaux en utilisant la commande kill.</text:p>
      <text:p text:style-name="P12">Quels sont les signaux qui sont interceptés par le programme ?</text:p>
      <text:p text:style-name="P12">Quel est le comportement du programme pour les signaux SIGSTOP et SIGCONT ?</text:p>
      <text:list xml:id="list152746548764943" text:continue-numbering="true" text:style-name="Outline">
        <text:list-item>
          <text:list>
            <text:list-item>
              <text:h text:style-name="Heading_20_2" text:outline-level="2">Réaliser un comportement spécifique à certains signaux</text:h>
            </text:list-item>
          </text:list>
        </text:list-item>
      </text:list>
      <text:p text:style-name="P13">Copier le fichier source suivant, le compiler et lancer son exécution.</text:p>
      <text:p text:style-name="Code">#include &lt;stdio.h&gt; </text:p>
      <text:p text:style-name="Code">#include &lt;string.h&gt; </text:p>
      <text:p text:style-name="Code">#include &lt;unistd.h&gt; </text:p>
      <text:p text:style-name="Code">int main ()</text:p>
      <text:p text:style-name="Code">{</text:p>
      <text:p text:style-name="Code"><text:s text:c="2"/>pid_t pid = getpid();</text:p>
      <text:p text:style-name="Code"><text:s text:c="2"/>printf("mon pid : %d\n", (int) pid);</text:p>
      <text:p text:style-name="Code"><text:s text:c="2"/>while (1)</text:p>
      <text:p text:style-name="Code"><text:s text:c="2"/>{</text:p>
      <text:p text:style-name="Code"><text:s text:c="6"/>printf("*");</text:p>
      <text:p text:style-name="Code"><text:s text:c="6"/>fflush(stdout);</text:p>
      <text:p text:style-name="Code"><text:s text:c="6"/>sleep(1);</text:p>
      <text:p text:style-name="Code"><text:s text:c="2"/>}</text:p>
      <text:p text:style-name="Code">}</text:p>
      <text:p text:style-name="P13">L’objectif de l’exercice est de reproduire le comportement du programme précédent, c’est à dire d’intercepter un signal.</text:p>
      <text:p text:style-name="P13">Pour intercepter un signal il faut : </text:p>
      <text:list xml:id="list1333845622" text:style-name="L2">
        <text:list-item>
          <text:p text:style-name="P24">Ajouter la librairie « signal »</text:p>
        </text:list-item>
      </text:list>
      <text:p text:style-name="P17">#include &lt;signal.h&gt; </text:p>
      <text:p text:style-name="P13"/>
      <text:list xml:id="list521945822" text:style-name="L3">
        <text:list-item>
          <text:p text:style-name="P25">Créer une fonction de type void (le nom est libre, cette fonction accepte un paramètre entier qui va représenter un numéro de signal. Par exemple : </text:p>
        </text:list-item>
      </text:list>
      <text:p text:style-name="P19">void handler(int sig)</text:p>
      <text:p text:style-name="P19">{</text:p>
      <text:p text:style-name="P19"><text:s text:c="2"/>printf("<text:span text:style-name="T5">j’ai reçu</text:span> le signal %d\n", sig); <text:s/></text:p>
      <text:p text:style-name="P18">} </text:p>
      <text:p text:style-name="Text_20_body"/>
      <text:p text:style-name="Text_20_body"><text:span text:style-name="T6">D</text:span>éclare<text:span text:style-name="T6">r</text:span> une structure sigaction dont on met à 0 tous les champs <text:span text:style-name="T6">(grâce à la fonction memset) et spécifier la valeur du champ « sa_handler » pour la brancher sur la fonction précédente (utiliser un pointeur : &amp;) :</text:span></text:p>
      <text:p text:style-name="P20"><text:s text:c="2"/>struct sigaction sa;</text:p>
      <text:p text:style-name="P20"><text:s text:c="2"/>memset (&amp;sa, 0, sizeof (sa));</text:p>
      <text:p text:style-name="P20"><text:s text:c="2"/>sa.sa_handler = &amp;handler;</text:p>
      <text:p text:style-name="Text_20_body"/>
      <text:p text:style-name="P14"><text:soft-page-break/><text:span text:style-name="T6">L</text:span>ance<text:span text:style-name="T6">r</text:span> l'écoute grace à l'instruction suivant<text:span text:style-name="T6">e</text:span> : </text:p>
      <text:p text:style-name="Code">sigaction (SIGINT, &amp;sa, NULL);</text:p>
      <text:p text:style-name="Text_20_body"/>
      <text:p text:style-name="Text_20_body"><text:span text:style-name="T6">Ensuite l</text:span>e programme peut continuer son exécution : il interceptera le signal émit (ici SIGINT qui peut a<text:span text:style-name="T10">ussi </text:span>être lancé par "ctrl-c").</text:p>
      <text:list xml:id="list152747065323224" text:continue-list="list152746548764943" text:style-name="Outline">
        <text:list-item>
          <text:list>
            <text:list-item>
              <text:h text:style-name="Heading_20_2" text:outline-level="2">Recherche</text:h>
            </text:list-item>
          </text:list>
        </text:list-item>
      </text:list>
      <text:p text:style-name="P15">Effectuer une recherche <text:span text:style-name="T7">sur la page de manuel de sigaction (trouvable en français sur </text:span><text:s/>Internet<text:span text:style-name="T7">).</text:span></text:p>
      <text:p text:style-name="P28"><text:span text:style-name="T8">Quels sont les différents champs </text:span>d’une structure de type « sigaction » ?</text:p>
      <text:p text:style-name="P30"><text:span text:style-name="T6">si_timerid / </text:span>si_overrun / si_pid / si_status / si_utime / si_addr_lsb / si_trapno / si_addr_lsb / si_fd.</text:p>
      <text:p text:style-name="P26">À quoi sert la fonction sigaction ?</text:p>
      <text:p text:style-name="P29">L'appel système <text:span text:style-name="T11">sigaction</text:span>() sert à modifier l'action effectuée par un processus à la réception d'un signal spécifique.</text:p>
      <text:p text:style-name="P27">Q<text:span text:style-name="T8">uels sont, parmi tous les signaux possibles, ceux qui ne peuvent pas être interceptés ?</text:span></text:p>
      <text:p text:style-name="P31">SIGKILL et SIGSTOP. 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Lucidasans1" svg:font-family="Lucidasans"/>
    <style:font-face style:name="OpenSymbol" svg:font-family="OpenSymbol"/>
    <style:font-face style:name="Courier 10 Pitch" svg:font-family="'Courier 10 Pitch'" style:font-adornments="Normal" style:font-pitch="fixed"/>
    <style:font-face style:name="Cumberland AMT" svg:font-family="'Cumberland AMT'" style:font-family-generic="modern" style:font-pitch="fixed"/>
    <style:font-face style:name="Albany AMT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Comic Sans MS" svg:font-family="'Comic Sans MS'" style:font-family-generic="script" style:font-pitch="variable"/>
    <style:font-face style:name="Eurostile" svg:font-family="Eurostile" style:font-adornments="Normal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draw:marker draw:name="Extrémités_20_de_20_flèche_20_1" draw:display-name="Extrémités de flèche 1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horndale AMT" fo:font-size="12pt" fo:language="cs" fo:country="CZ" style:letter-kerning="true" style:font-name-asian="Albany AMT" style:font-size-asian="12pt" style:language-asian="fr" style:country-asian="FR" style:font-name-complex="Lucida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horndale AMT" fo:font-size="12pt" fo:language="cs" fo:country="CZ" style:letter-kerning="true" style:font-name-asian="Albany AMT" style:font-size-asian="12pt" style:language-asian="fr" style:country-asian="FR" style:font-name-complex="Lucidasan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urostile" fo:font-family="Eurostile" style:font-style-name="Normal" style:font-family-generic="swiss" style:font-pitch="variable" fo:font-size="10.5pt" fo:language="fr" fo:country="FR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Heading" style:family="paragraph" style:parent-style-name="Contents_20_Heading" style:class="text" style:master-page-name="">
      <loext:graphic-properties draw:fill="solid" draw:fill-color="#198a8a" draw:opacity="100%"/>
      <style:paragraph-properties fo:margin-top="0cm" fo:margin-bottom="0.21cm" style:contextual-spacing="false" fo:text-align="center" style:justify-single-word="false" style:page-number="auto" fo:background-color="#198a8a" fo:padding="0.049cm" fo:border="0.51pt solid #000000" style:shadow="none" fo:keep-with-next="always"/>
      <style:text-properties style:font-name="Verdana1" fo:font-family="Verdana" style:font-style-name="Gras" style:font-family-generic="swiss" style:font-pitch="variable" fo:font-size="16pt" style:text-underline-style="none" fo:font-weight="bold" style:font-name-asian="Albany AMT" style:font-family-asian="'Albany AMT'" style:font-pitch-asian="variable" style:font-size-asian="16pt" style:font-weight-asian="bold" style:font-name-complex="Lucidasans" style:font-family-complex="Lucidasans" style:font-pitch-complex="variable" style:font-size-complex="16pt" style:font-weight-complex="bold"/>
    </style:style>
    <style:style style:name="Heading_20_1" style:display-name="Heading 1" style:family="paragraph" style:default-outline-level="1" style:list-style-name="Outline" style:class="text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 fo:padding="0cm" fo:border="none" style:shadow="none"/>
      <style:text-properties fo:font-variant="normal" fo:text-transform="none" style:font-name="Verdana1" fo:font-family="Verdana" style:font-style-name="Gras" style:font-family-generic="swiss" style:font-pitch="variable" fo:font-size="14pt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.199cm" fo:margin-right="0cm" fo:margin-top="0.199cm" fo:margin-bottom="0.15cm" style:contextual-spacing="false" fo:text-indent="0cm" style:auto-text-indent="false" style:page-number="auto" text:number-lines="true" text:line-number="2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loext:graphic-properties draw:fill="none" draw:fill-color="#99ccff"/>
      <style:paragraph-properties fo:margin-top="0.199cm" fo:margin-bottom="0.15cm" style:contextual-spacing="false" style:page-number="auto" fo:background-color="transparent" fo:padding="0cm" fo:border="none" style:shadow="none"/>
      <style:text-properties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fo:font-size="13pt" fo:language="fr" fo:country="FR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Frame_20_contents" style:display-name="Frame contents" style:family="paragraph" style:class="extra"/>
    <style:style style:name="Index" style:family="paragraph" style:class="index">
      <style:paragraph-properties text:number-lines="false" text:line-number="0"/>
      <style:text-properties style:font-name-complex="Lucidasans1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3" style:auto-update="true" style:default-outline-level="" style:list-style-name="" style:class="index" style:master-page-name="">
      <loext:graphic-properties draw:fill="none" draw:fill-color="#99ccff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cm" fo:border="none" style:shadow="none" fo:keep-with-next="auto" text:number-lines="false" text:line-number="0">
        <style:tab-stops/>
      </style:paragraph-properties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 AMT" fo:font-family="'Cumberland AMT'" style:font-family-generic="modern" style:font-pitch="fixed" fo:font-size="10pt" style:font-name-asian="Cumberland AMT" style:font-family-asian="'Cumberland AMT'" style:font-family-generic-asian="modern" style:font-pitch-asian="fixed" style:font-size-asian="10pt" style:font-name-complex="Cumberland AMT" style:font-family-complex="'Cumberland AMT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code" style:family="paragraph" style:parent-style-name="Text_20_body" style:auto-update="true" style:master-page-name="">
      <style:paragraph-properties fo:margin-top="0cm" fo:margin-bottom="0.049cm" style:contextual-spacing="false" fo:line-height="100%" fo:text-align="justify" style:justify-single-word="false" style:page-number="auto" fo:padding="0.049cm" fo:border="0.06pt solid #000000" style:shadow="#000000 0.049cm 0.049cm">
        <style:tab-stops/>
      </style:paragraph-properties>
      <style:text-properties style:font-name="Courier 10 Pitch" fo:font-family="'Courier 10 Pitch'" style:font-style-name="Normal" style:font-pitch="fixed" fo:font-size="9pt" fo:language="fr" fo:country="FR" style:font-size-asian="10pt" style:font-size-complex="10pt"/>
    </style:style>
    <style:style style:name="question" style:family="paragraph" style:parent-style-name="Text_20_body" style:list-style-name="Numbering_20_1" style:class="text" style:master-page-name="">
      <loext:graphic-properties draw:fill="none" draw:fill-color="#99ccff"/>
      <style:paragraph-properties fo:margin-left="0cm" fo:margin-right="0cm" fo:margin-top="0cm" fo:margin-bottom="0cm" style:contextual-spacing="false" fo:text-indent="-0.499cm" style:auto-text-indent="false" style:page-number="auto" fo:background-color="transparent" style:shadow="none">
        <style:tab-stops>
          <style:tab-stop style:position="1.191cm"/>
        </style:tab-stops>
      </style:paragraph-properties>
      <style:text-properties fo:color="#333366" loext:opacity="100%" fo:font-style="italic" style:font-style-asian="italic" style:font-style-complex="italic"/>
    </style:style>
    <style:style style:name="réponse" style:family="paragraph" style:parent-style-name="Text_20_body" style:class="text" style:master-page-name="">
      <loext:graphic-properties draw:fill="none" draw:fill-color="#99ccff"/>
      <style:paragraph-properties style:page-number="auto" fo:background-color="transparent" fo:padding="0.049cm" fo:border="0.06pt solid #000000" style:shadow="none"/>
      <style:text-properties fo:color="#2323dc" loext:opacity="100%" style:font-name="Comic Sans MS" fo:font-family="'Comic Sans MS'" style:font-family-generic="script" style:font-pitch="variable" fo:font-size="14pt" style:font-size-asian="14pt" style:font-size-complex="14pt"/>
    </style:style>
    <style:style style:name="Code" style:family="paragraph" style:parent-style-name="Text_20_body" style:master-page-name="">
      <loext:graphic-properties draw:fill-image-width="0cm" draw:fill-image-height="0cm"/>
      <style:paragraph-properties fo:margin-top="0cm" fo:margin-bottom="0cm" style:contextual-spacing="false" style:page-number="auto" fo:padding="0.049cm" fo:border="0.06pt solid #000000" style:shadow="#808080 0.18cm 0.18cm" style:writing-mode="lr-tb">
        <style:tab-stops/>
      </style:paragraph-properties>
      <style:text-properties style:font-name="Courier 10 Pitch" fo:font-family="'Courier 10 Pitch'" style:font-style-name="Normal" style:font-pitch="fixed" fo:font-size="10pt"/>
    </style:style>
    <style:style style:name="exposant" style:family="paragraph" style:parent-style-name="Text_20_body" style:next-style-name="Text_20_body" style:class="text" style:master-page-name="">
      <style:paragraph-properties style:page-number="auto"/>
      <style:text-properties style:text-position="super 70%" fo:font-size="10pt"/>
    </style:style>
    <style:style style:name="indice" style:family="paragraph" style:parent-style-name="Text_20_body" style:next-style-name="Text_20_body" style:class="text">
      <style:text-properties style:text-position="sub 70%"/>
    </style:style>
    <style:style style:name="Drawing" style:family="paragraph" style:parent-style-name="Caption" style:class="extra"/>
    <style:style style:name="reponse" style:family="paragraph" style:parent-style-name="Text_20_body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size="8pt" style:font-size-asian="8pt" style:font-size-complex="8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4.473cm" style:type="right"/>
        </style:tab-stops>
      </style:paragraph-properties>
      <style:text-properties fo:font-variant="small-caps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4.473cm" style:type="right"/>
        </style:tab-stops>
      </style:paragraph-properties>
    </style:style>
    <style:style style:name="Mgr1" style:family="graphic">
      <style:graphic-properties svg:stroke-width="0.101cm" svg:stroke-color="#198a8a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name="Forme1" draw:style-name="Mgr1" draw:text-style-name="MP2" svg:x1="0.046cm" svg:y1="0.203cm" svg:x2="16.979cm" svg:y2="0.203cm"><text:p/></draw:line></text:p>
        <text:p text:style-name="MP3">sts sn/ir jules haag</text:p>
        <text:p text:style-name="MP4"><text:page-number text:select-page="current">2</text:page-number>/<text:page-count>3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9-10-11T11:20:18</meta:creation-date>
    <dc:date>2022-09-08T15:27:45.626596141</dc:date>
    <meta:editing-cycles>308</meta:editing-cycles>
    <meta:editing-duration>P1DT21H16M25S</meta:editing-duration>
    <meta:document-statistic meta:table-count="0" meta:image-count="0" meta:object-count="0" meta:page-count="3" meta:paragraph-count="75" meta:word-count="682" meta:character-count="4073" meta:non-whitespace-character-count="3417"/>
    <meta:user-defined meta:name="Info 1"/>
    <meta:user-defined meta:name="Info 2"/>
    <meta:user-defined meta:name="Info 3"/>
    <meta:user-defined meta:name="Info 4"/>
  </office:meta>
</office:document-meta>
</file>